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MS Gothic1" svg:font-family="'MS Gothic'"/>
    <style:font-face style:name="Mangal1" svg:font-family="Mangal"/>
    <style:font-face style:name="Arial" svg:font-family="Arial" style:font-family-generic="roman" style:font-pitch="variable"/>
    <style:font-face style:name="Century" svg:font-family="Century"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MS PMincho" svg:font-family="'MS PMincho'" style:font-family-generic="roman" style:font-pitch="variable"/>
    <style:font-face style:name="Meiryo" svg:font-family="Meiryo" style:font-family-generic="roman" style:font-pitch="variable"/>
    <style:font-face style:name="Liberation Sans" svg:font-family="'Liberation Sans'" style:font-family-generic="swiss" style:font-pitch="variable"/>
    <style:font-face style:name="MS Gothic2" svg:font-family="'MS Gothic'" style:font-family-generic="system" style:font-pitch="variable"/>
    <style:font-face style:name="MS Mincho1" svg:font-family="'MS Mincho'" style:font-family-generic="system" style:font-pitch="variable"/>
    <style:font-face style:name="MS PGothic" svg:font-family="'MS PGothic'" style:font-family-generic="system" style:font-pitch="variable"/>
    <style:font-face style:name="MS PMincho1" svg:font-family="'MS PMincho'" style:font-family-generic="system" style:font-pitch="variable"/>
    <style:font-face style:name="Mangal" svg:font-family="Mangal" style:font-family-generic="system" style:font-pitch="variable"/>
    <style:font-face style:name="Meiryo1" svg:font-family="Meiryo"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表1" style:family="table">
      <style:table-properties style:width="17.669cm" fo:margin-left="0.191cm" fo:margin-top="0cm" fo:margin-bottom="0cm" table:align="left" style:writing-mode="lr-tb"/>
    </style:style>
    <style:style style:name="表1.A" style:family="table-column">
      <style:table-column-properties style:column-width="2.251cm"/>
    </style:style>
    <style:style style:name="表1.B" style:family="table-column">
      <style:table-column-properties style:column-width="12.672cm"/>
    </style:style>
    <style:style style:name="表1.C" style:family="table-column">
      <style:table-column-properties style:column-width="2.745cm"/>
    </style:style>
    <style:style style:name="表1.1" style:family="table-row">
      <style:table-row-properties style:min-row-height="0.665cm" fo:keep-together="auto"/>
    </style:style>
    <style:style style:name="表1.A1" style:family="table-cell">
      <style:table-cell-properties style:vertical-align="middle" fo:background-color="#f2f2f2" fo:padding-left="0.199cm" fo:padding-right="0.191cm" fo:padding-top="0cm" fo:padding-bottom="0cm" fo:border="1pt solid #00000a">
        <style:background-image/>
      </style:table-cell-properties>
    </style:style>
    <style:style style:name="表1.2" style:family="table-row">
      <style:table-row-properties style:min-row-height="0.977cm" fo:keep-together="auto"/>
    </style:style>
    <style:style style:name="表1.A2" style:family="table-cell">
      <style:table-cell-properties style:vertical-align="middle" fo:background-color="#ffffff" fo:padding-left="0.199cm" fo:padding-right="0.191cm" fo:padding-top="0cm" fo:padding-bottom="0cm" fo:border-left="0.5pt dotted #00000a" fo:border-right="0.5pt dotted #00000a" fo:border-top="1pt solid #00000a" fo:border-bottom="0.5pt dotted #00000a">
        <style:background-image/>
      </style:table-cell-properties>
    </style:style>
    <style:style style:name="表1.3" style:family="table-row">
      <style:table-row-properties style:min-row-height="0.462cm" fo:keep-together="auto"/>
    </style:style>
    <style:style style:name="表1.A3" style:family="table-cell">
      <style:table-cell-properties fo:padding-left="0.199cm" fo:padding-right="0.191cm" fo:padding-top="0cm" fo:padding-bottom="0cm" fo:border-left="0.5pt dotted #00000a" fo:border-right="0.5pt dotted #00000a" fo:border-top="0.5pt dotted #00000a" fo:border-bottom="0.5pt solid #00000a"/>
    </style:style>
    <style:style style:name="表1.B3" style:family="table-cell">
      <style:table-cell-properties style:vertical-align="middle" fo:padding-left="0.199cm" fo:padding-right="0.191cm" fo:padding-top="0cm" fo:padding-bottom="0cm" fo:border="0.5pt dotted #00000a"/>
    </style:style>
    <style:style style:name="表1.4" style:family="table-row">
      <style:table-row-properties style:min-row-height="6.003cm" fo:keep-together="auto"/>
    </style:style>
    <style:style style:name="表1.A4" style:family="table-cell">
      <style:table-cell-properties fo:padding-left="0.199cm" fo:padding-right="0.191cm" fo:padding-top="0cm" fo:padding-bottom="0cm" fo:border-left="0.5pt dotted #00000a" fo:border-right="0.5pt dotted #00000a" fo:border-top="0.5pt solid #00000a" fo:border-bottom="0.5pt dotted #00000a"/>
    </style:style>
    <style:style style:name="表1.B4" style:family="table-cell">
      <style:table-cell-properties style:vertical-align="middle" fo:padding-left="0.199cm" fo:padding-right="0.191cm" fo:padding-top="0cm" fo:padding-bottom="0cm" fo:border="0.5pt dotted #00000a"/>
    </style:style>
    <style:style style:name="P1" style:family="paragraph" style:parent-style-name="Standard">
      <style:text-properties style:font-name="MS PMincho" fo:font-size="10pt" style:font-name-asian="MS PMincho1" style:font-size-asian="10pt" style:font-name-complex="MS Mincho1" style:font-weight-complex="bold"/>
    </style:style>
    <style:style style:name="P2" style:family="paragraph" style:parent-style-name="Standard">
      <style:paragraph-properties fo:text-align="start" style:justify-single-word="false" fo:orphans="2" fo:widows="2" style:vertical-align="auto"/>
      <style:text-properties style:font-name="MS PMincho" fo:font-size="10pt" style:font-name-asian="MS PMincho1" style:font-size-asian="10pt" style:font-name-complex="MS Mincho1" style:font-weight-complex="bold"/>
    </style:style>
    <style:style style:name="P3" style:family="paragraph" style:parent-style-name="Standard">
      <style:text-properties style:font-name="MS PMincho" fo:font-size="9pt" style:font-name-asian="MS PMincho1" style:font-size-asian="9pt" style:font-name-complex="MS Mincho1" style:font-size-complex="9pt"/>
    </style:style>
    <style:style style:name="P4" style:family="paragraph" style:parent-style-name="Standard">
      <style:text-properties style:font-name="MS PMincho" fo:font-size="9pt" style:font-name-asian="MS PMincho1" style:font-size-asian="9pt" style:font-name-complex="MS Mincho1" style:font-size-complex="9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line-height="150%"/>
    </style:style>
    <style:style style:name="P8" style:family="paragraph" style:parent-style-name="Standard">
      <style:paragraph-properties fo:text-align="start" style:justify-single-word="false"/>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1.501cm" fo:margin-right="0cm" fo:text-align="start" style:justify-single-word="false" fo:text-indent="0cm" style:auto-text-indent="false"/>
    </style:style>
    <style:style style:name="P11" style:family="paragraph" style:parent-style-name="Standard">
      <style:paragraph-properties fo:margin-left="-0.318cm" fo:margin-right="0cm" fo:line-height="150%" fo:text-indent="0cm" style:auto-text-indent="false"/>
    </style:style>
    <style:style style:name="P12" style:family="paragraph" style:parent-style-name="Standard">
      <style:paragraph-properties fo:margin-left="-0.318cm" fo:margin-right="0cm" fo:line-height="150%" fo:text-indent="0cm" style:auto-text-indent="false"/>
      <style:text-properties style:font-name="MS PMincho" fo:font-size="10pt" style:font-name-asian="MS PMincho1" style:font-size-asian="10pt" style:font-name-complex="MS Gothic2" style:font-size-complex="10pt"/>
    </style:style>
    <style:style style:name="P13" style:family="paragraph" style:parent-style-name="Standard">
      <style:paragraph-properties fo:margin-left="-0.318cm" fo:margin-right="0cm" fo:line-height="150%" fo:text-indent="0cm" style:auto-text-indent="false"/>
      <style:text-properties style:font-name="MS PMincho" fo:font-size="10pt" style:font-name-asian="MS PMincho1" style:font-size-asian="10pt" style:language-asian="ja" style:country-asian="JP" style:font-name-complex="MS PMincho1" style:font-size-complex="10pt"/>
    </style:style>
    <style:style style:name="P14" style:family="paragraph" style:parent-style-name="Standard">
      <style:paragraph-properties fo:margin-left="-0.318cm" fo:margin-right="0cm" fo:line-height="150%" fo:text-indent="1.501cm" style:auto-text-indent="false"/>
    </style:style>
    <style:style style:name="P15" style:family="paragraph" style:parent-style-name="Standard">
      <style:paragraph-properties fo:margin-left="3.002cm" fo:margin-right="0cm" fo:line-height="150%" fo:text-indent="1.501cm" style:auto-text-indent="false"/>
    </style:style>
    <style:style style:name="P16" style:family="paragraph" style:parent-style-name="Standard">
      <style:paragraph-properties fo:margin-left="3.002cm" fo:margin-right="0cm" fo:line-height="150%" fo:text-indent="1.501cm" style:auto-text-indent="false"/>
      <style:text-properties style:font-name="MS PMincho" fo:font-size="10pt" style:font-name-asian="MS PMincho1" style:font-size-asian="10pt" style:language-asian="ja" style:country-asian="JP" style:font-name-complex="MS PMincho1" style:font-size-complex="10pt"/>
    </style:style>
    <style:style style:name="P17" style:family="paragraph" style:parent-style-name="Standard">
      <style:paragraph-properties fo:margin-left="3.002cm" fo:margin-right="0cm" fo:line-height="150%" fo:text-indent="0cm" style:auto-text-indent="false"/>
    </style:style>
    <style:style style:name="P18" style:family="paragraph" style:parent-style-name="Standard">
      <style:paragraph-properties fo:margin-left="0cm" fo:margin-right="0cm" fo:line-height="150%" fo:text-indent="0cm" style:auto-text-indent="false"/>
    </style:style>
    <style:style style:name="P19" style:family="paragraph" style:parent-style-name="Standard">
      <style:paragraph-properties fo:margin-left="0cm" fo:margin-right="0cm" fo:line-height="150%" fo:text-indent="0cm" style:auto-text-indent="false"/>
      <style:text-properties style:font-name="MS PMincho" fo:font-size="10pt" style:font-name-asian="MS PMincho1" style:font-size-asian="10pt" style:language-asian="ja" style:country-asian="JP" style:font-name-complex="MS PMincho1" style:font-size-complex="10pt"/>
    </style:style>
    <style:style style:name="P20" style:family="paragraph" style:parent-style-name="Standard">
      <style:paragraph-properties fo:margin-left="0cm" fo:margin-right="0cm" fo:line-height="150%" fo:text-indent="0cm" style:auto-text-indent="false"/>
      <style:text-properties fo:color="#343434" style:font-name="MS PMincho" fo:font-size="10.5pt" style:font-name-asian="MS PMincho1" style:font-size-asian="10.5pt" style:language-asian="ja" style:country-asian="JP" style:font-name-complex="MS PMincho1" style:font-size-complex="10.5pt"/>
    </style:style>
    <style:style style:name="P21" style:family="paragraph" style:parent-style-name="Standard">
      <style:paragraph-properties fo:text-align="start" style:justify-single-word="false" fo:orphans="2" fo:widows="2" fo:padding="0cm" fo:border="none" style:vertical-align="auto"/>
    </style:style>
    <style:style style:name="P22" style:family="paragraph" style:parent-style-name="Standard" style:master-page-name="Standard">
      <style:paragraph-properties fo:text-align="center" style:justify-single-word="false" style:page-number="auto"/>
      <style:text-properties style:font-name="MS PMincho" fo:font-size="10pt" style:font-name-asian="MS PMincho1" style:font-size-asian="10pt" style:font-name-complex="MS Mincho1" style:font-size-complex="10pt"/>
    </style:style>
    <style:style style:name="P23" style:family="paragraph" style:parent-style-name="List_20_Paragraph" style:list-style-name="WWNum1">
      <style:paragraph-properties fo:line-height="150%"/>
    </style:style>
    <style:style style:name="P24" style:family="paragraph" style:parent-style-name="Footer">
      <style:paragraph-properties fo:text-align="end" style:justify-single-word="false"/>
    </style:style>
    <style:style style:name="T1" style:family="text">
      <style:text-properties style:font-name="MS PMincho" fo:font-size="14pt" style:font-name-asian="MS PMincho1" style:font-size-asian="14pt" style:font-name-complex="MS Gothic2" style:font-size-complex="14pt" style:font-weight-complex="bold"/>
    </style:style>
    <style:style style:name="T2" style:family="text">
      <style:text-properties style:font-name="MS PMincho" fo:font-size="9pt" style:font-name-asian="MS PMincho1" style:font-size-asian="9pt" style:font-name-complex="MS Mincho1" style:font-size-complex="9pt"/>
    </style:style>
    <style:style style:name="T3" style:family="text">
      <style:text-properties style:font-name="MS PMincho" fo:font-size="9pt" style:font-name-asian="MS PMincho1" style:font-size-asian="9pt" style:font-name-complex="MS Mincho1" style:font-size-complex="9pt" style:font-weight-complex="bold"/>
    </style:style>
    <style:style style:name="T4" style:family="text">
      <style:text-properties style:font-name="MS PMincho" fo:font-size="9pt" officeooo:rsid="0000faca" style:font-name-asian="MS PMincho1" style:font-size-asian="9pt" style:font-name-complex="MS Mincho1" style:font-size-complex="9pt"/>
    </style:style>
    <style:style style:name="T5" style:family="text">
      <style:text-properties style:font-name="MS PMincho" fo:font-size="9pt" style:font-name-asian="MS PMincho1" style:font-size-asian="9pt" style:font-name-complex="MS PGothic" style:font-size-complex="9pt"/>
    </style:style>
    <style:style style:name="T6" style:family="text">
      <style:text-properties style:font-name="MS PMincho" fo:font-size="9pt" officeooo:rsid="0000faca" style:font-name-asian="MS PMincho1" style:font-size-asian="9pt" style:font-name-complex="MS PGothic" style:font-size-complex="9pt"/>
    </style:style>
    <style:style style:name="T7" style:family="text">
      <style:text-properties style:font-name="MS PMincho" fo:font-size="9pt" style:text-underline-style="solid" style:text-underline-width="auto" style:text-underline-color="font-color" style:font-name-asian="MS PMincho1" style:font-size-asian="9pt" style:font-name-complex="MS Mincho1" style:font-size-complex="9pt"/>
    </style:style>
    <style:style style:name="T8" style:family="text">
      <style:text-properties style:font-name="MS PMincho" fo:font-size="9pt" style:letter-kerning="false" style:font-name-asian="MS PMincho1" style:font-size-asian="9pt" style:font-name-complex="MS PGothic" style:font-size-complex="9pt"/>
    </style:style>
    <style:style style:name="T9" style:family="text">
      <style:text-properties style:font-name="MS PMincho" fo:font-size="9pt" officeooo:rsid="0000faca" style:letter-kerning="false" style:font-name-asian="MS PMincho1" style:font-size-asian="9pt" style:font-name-complex="MS PGothic" style:font-size-complex="9pt"/>
    </style:style>
    <style:style style:name="T10" style:family="text">
      <style:text-properties style:font-name="MS PMincho" fo:font-size="10pt" style:font-name-asian="MS PMincho1" style:font-size-asian="10pt" style:font-name-complex="MS Gothic2" style:font-size-complex="10pt"/>
    </style:style>
    <style:style style:name="T11" style:family="text">
      <style:text-properties style:font-name="MS PMincho" fo:font-size="10pt" style:font-name-asian="MS PMincho1" style:font-size-asian="10pt" style:font-name-complex="MS Gothic2" style:font-weight-complex="bold"/>
    </style:style>
    <style:style style:name="T12" style:family="text">
      <style:text-properties style:font-name="MS PMincho" fo:font-size="10pt" style:font-name-asian="MS PMincho1" style:font-size-asian="10pt" style:font-name-complex="MS Mincho1" style:font-size-complex="10pt"/>
    </style:style>
    <style:style style:name="T13" style:family="text">
      <style:text-properties style:font-name="MS PMincho" fo:font-size="10pt" style:font-name-asian="MS PMincho1" style:font-size-asian="10pt" style:language-asian="ja" style:country-asian="JP" style:font-name-complex="MS PMincho1" style:font-size-complex="10pt"/>
    </style:style>
    <style:style style:name="T14" style:family="text">
      <style:text-properties style:font-name="MS PMincho" fo:font-size="11pt" style:font-name-asian="MS PMincho1" style:font-size-asian="11pt" style:font-name-complex="MS Mincho1" style:font-size-complex="11pt"/>
    </style:style>
    <style:style style:name="T15" style:family="text">
      <style:text-properties style:font-name="MS PMincho" style:font-name-asian="MS PMincho1"/>
    </style:style>
    <style:style style:name="T16" style:family="text">
      <style:text-properties style:font-name="Meiryo" fo:font-size="9.5pt" style:font-name-asian="Meiryo1" style:font-size-asian="9.5pt" style:language-asian="ja" style:country-asian="JP" style:font-name-complex="Meiryo1" style:font-size-complex="9.5pt"/>
    </style:style>
    <style:style style:name="T17" style:family="text">
      <style:text-properties fo:color="#343434" style:font-name="MS PMincho" fo:font-size="10.5pt" style:font-name-asian="MS PMincho1" style:font-size-asian="10.5pt" style:language-asian="ja" style:country-asian="JP" style:font-name-complex="MS PMincho1" style:font-size-complex="10.5pt"/>
    </style:style>
    <style:style style:name="T18" style:family="text">
      <style:text-properties style:font-name="MS Mincho" fo:font-size="9pt" style:font-size-asian="9pt" style:font-size-complex="9pt"/>
    </style:style>
    <style:style style:name="T19" style:family="text">
      <style:text-properties style:font-name="MS Mincho" fo:font-size="9pt" style:font-size-asian="9pt" style:font-name-complex="MS Mincho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text:span text:style-name="T1">職 務 経 歴 書</text:span><text:bookmark text:name="_GoBack"/></text:p>
      <text:p text:style-name="P6"><text:span text:style-name="T2">201</text:span><text:span text:style-name="T4">8</text:span><text:span text:style-name="T2">年</text:span><text:span text:style-name="T4">4</text:span><text:span text:style-name="T2">月</text:span><text:span text:style-name="T4">24</text:span><text:span text:style-name="T2">日現在</text:span></text:p>
      <text:p text:style-name="P6"><text:span text:style-name="T7">氏名　稲田蒼生</text:span></text:p>
      <text:p text:style-name="P1"/>
      <text:p text:style-name="P7"><text:span text:style-name="T10">■職務経歴</text:span></text:p>
      <table:table table:name="表1" table:style-name="表1">
        <table:table-column table:style-name="表1.A"/>
        <table:table-column table:style-name="表1.B"/>
        <table:table-column table:style-name="表1.C"/>
        <table:table-row table:style-name="表1.1">
          <table:table-cell table:style-name="表1.A1" table:number-columns-spanned="3" office:value-type="string">
            <text:p text:style-name="Standard"><text:span text:style-name="T14">2017年4月～　　株式会社テクノプロ　テクノプロ・デザイン社</text:span></text:p>
          </table:table-cell>
          <table:covered-table-cell/>
          <table:covered-table-cell/>
        </table:table-row>
        <table:table-row table:style-name="表1.2">
          <table:table-cell table:style-name="表1.A2" table:number-columns-spanned="2" office:value-type="string">
            <text:p text:style-name="Standard"><text:span text:style-name="T2">事業内容：　人材サービス</text:span></text:p>
            <text:p text:style-name="Standard"><text:span text:style-name="T2">売上高　：　447億円　　　従業員数：　6500人　　　上場：　東証一部上場</text:span></text:p>
          </table:table-cell>
          <table:covered-table-cell/>
          <table:table-cell table:style-name="表1.A2" office:value-type="string">
            <text:p text:style-name="Standard"><text:span text:style-name="T3">正社員</text:span></text:p>
            <text:p text:style-name="Standard"><text:span text:style-name="T3">として勤務</text:span></text:p>
          </table:table-cell>
        </table:table-row>
        <table:table-row table:style-name="表1.3">
          <table:table-cell table:style-name="表1.A3" table:number-rows-spanned="2" office:value-type="string">
            <text:p text:style-name="P4"/>
            <text:p text:style-name="Standard"><text:span text:style-name="T2">2017年4月</text:span></text:p>
            <text:p text:style-name="Standard"><text:span text:style-name="T3">～</text:span></text:p>
            <text:p text:style-name="P3"/>
          </table:table-cell>
          <table:table-cell table:style-name="表1.B3" table:number-columns-spanned="2" office:value-type="string">
            <text:p text:style-name="Standard"><text:span text:style-name="T12">医療用x線撮影装置の開発</text:span></text:p>
          </table:table-cell>
          <table:covered-table-cell/>
        </table:table-row>
        <table:table-row table:style-name="表1.4">
          <table:covered-table-cell/>
          <table:table-cell table:style-name="表1.B4" table:number-columns-spanned="2" office:value-type="string">
            <text:p text:style-name="P8"><text:span text:style-name="T16">【業務概要】　回折格子のX線干渉原理を利用した、新しい医療用撮影装置の開発です。 </text:span><text:line-break/><text:line-break/><text:span text:style-name="T16">　【担当工程】　開発装置の実験作業、実験結果のまとめを担当していました。 </text:span><text:line-break/><text:line-break/><text:span text:style-name="T16">　【業務内容】　装置に搭載する主要パーツ(回折格子、X線管など)の性能評価です。評価用</text:span></text:p>
            <text:p text:style-name="P8"><text:span text:style-name="T16">　　　　　　　　のX線画像撮影をおこない、取得した画像データをImageJという画像解析</text:span></text:p>
            <text:p text:style-name="P8"><text:span text:style-name="T16">　　　　　　　　ソフトを使って画像解析します。Excelを使った、解析データの集約・分析</text:span></text:p>
            <text:p text:style-name="P8"><text:span text:style-name="T16">　　　　　　　　やPowerpointを使って結果をまとめたり、報告資料を作成したり、一連の</text:span></text:p>
            <text:p text:style-name="P8"><text:span text:style-name="T16">　　　　　　　　評価作業を担当しています。 開発テーマに関する論文の検索・整理作業も</text:span></text:p>
            <text:p text:style-name="P8"><text:span text:style-name="T16">　　　　　　　　行っており英文書で表題、主旨程度の理解は可能です。 　　　　 </text:span><text:line-break/><text:line-break/><text:span text:style-name="T16">　【特記事項】　Excel,Imagejのマクロなど初級者レベルでプログラム言語を理解・活用し、</text:span></text:p>
            <text:p text:style-name="P8"><text:span text:style-name="T16">　　　　　　　　業務を効率化しています。</text:span></text:p>
          </table:table-cell>
          <table:covered-table-cell/>
        </table:table-row>
      </table:table>
      <text:p text:style-name="P4"/>
      <text:p text:style-name="P7"><text:span text:style-name="T10">■活かせる経験・知識・技術</text:span></text:p>
      <text:p text:style-name="P8"><text:span text:style-name="T8">＜PCスキル＞</text:span></text:p>
      <text:p text:style-name="P9"><text:span text:style-name="T8">　　Excel <text:s text:c="8"/>:　実験から得られた画像の画素値の平均や標準偏差を実験条件ごとにまとめたり、グラフ化するために使用</text:span></text:p>
      <text:p text:style-name="P10"><text:span text:style-name="T8">　　　　（活用した機能　テーブルや簡単な関数,</text:span><text:span text:style-name="T9">csvファイルを読み込むマクロの作成</text:span><text:span text:style-name="T8">)</text:span></text:p>
      <text:p text:style-name="P9"><text:span text:style-name="T8"><text:s text:c="4"/>PowerPoint　: <text:s/>実験画像を整理したスライドを作成するために使用</text:span></text:p>
      <text:p text:style-name="P9"><text:span text:style-name="T5">　　python <text:s text:c="7"/>: ウェブサイトや技術書で自習。業務では</text:span><text:span text:style-name="T6">簡単なファイルやフォルダの操作で使用</text:span></text:p>
      <text:p text:style-name="P1"/>
      <text:list xml:id="list3844191905" text:style-name="WWNum1">
        <text:list-item>
          <text:p text:style-name="P23"><text:span text:style-name="T11">資格</text:span></text:p>
        </text:list-item>
      </text:list>
      <text:p text:style-name="P7"><text:span text:style-name="T2">2013年9月　　普通自動車免許</text:span></text:p>
      <text:p text:style-name="P7"><text:span text:style-name="T2">2017年11月　基本情報技術者</text:span></text:p>
      <text:p text:style-name="P1"/>
      <text:list xml:id="list45625519668720" text:continue-numbering="true" text:style-name="WWNum1">
        <text:list-item>
          <text:p text:style-name="P23"><text:span text:style-name="T10">自己ＰＲ</text:span></text:p>
        </text:list-item>
      </text:list>
      <text:p text:style-name="P11"><text:span text:style-name="T10">　　&lt;業務の効率化のための取り組み&gt;</text:span></text:p>
      <text:p text:style-name="P11"><text:span text:style-name="T10"><text:s text:c="8"/>医療用x線撮影装置の開発業務において実験・評価工程を担当いたしました。実験工程においては実験機器の</text:span></text:p>
      <text:p text:style-name="P11"><text:span text:style-name="T10">　　　　調整、被写体の撮影等を行っていました。業務を始めた当初は1日かかっていた実験機器を調整する一連の作業</text:span></text:p>
      <text:p text:style-name="P11"><text:span text:style-name="T10">　　　　を、マニュアルや実験用エクセルフォーマットを作成することで半日程度で終えられるようになりました。</text:span></text:p>
      <text:p text:style-name="P12"/>
      <text:p text:style-name="P11"><text:span text:style-name="T10">　　　　評価、解析業務においては画像解析ソフトのマクロを作成したり、解析用Excelフォーマットを従来のものから改</text:span></text:p>
      <text:p text:style-name="P11"><text:soft-page-break/><text:span text:style-name="T10">　　　　善するなどの取り組みを実施しました。また、フォルダのツリー構造を維持しつつ特定のファイルだけをコピー</text:span></text:p>
      <text:p text:style-name="P11"><text:span text:style-name="T10">　　　　するという作業を依頼されたときには、Shellコマンドを使った新しい作業手順を提案し指示された作業手順から</text:span></text:p>
      <text:p text:style-name="P11"><text:span text:style-name="T10">　　　　の大幅な時間短縮を達成しました。</text:span></text:p>
      <text:p text:style-name="P12"/>
      <text:p text:style-name="P11"><text:span text:style-name="T10">　　&lt;自己</text:span><text:span text:style-name="T13">研鑽&gt;</text:span></text:p>
      <text:p text:style-name="P11"><text:span text:style-name="T13"><text:s text:c="8"/>プログラミングに興味があり業務時間外に自宅でウェブサイトや書籍を用いて勉強しています。主に学んでいる</text:span></text:p>
      <text:p text:style-name="P11"><text:span text:style-name="T13">　　　　言語はpythonです。</text:span></text:p>
      <text:p text:style-name="P13"/>
      <text:p text:style-name="P14"><text:span text:style-name="T13">使用したサイト　　　PyQ </text:span></text:p>
      <text:p text:style-name="P15"><text:span text:style-name="T13">pythonの基礎を実際にコードを実行させながら学べる月額制サイトです。基本的な</text:span></text:p>
      <text:p text:style-name="P15"><text:span text:style-name="T13">文法(if,for,list,関数,class,正規表現等)から発展的な内容(Web,機械学習等)ま</text:span></text:p>
      <text:p text:style-name="P15"><text:span text:style-name="T13">であります。サイト内に記載のある学習目安時間で合計180時間程度の内容を</text:span></text:p>
      <text:p text:style-name="P15"><text:span text:style-name="T13">　終了しました。</text:span></text:p>
      <text:p text:style-name="P16"/>
      <text:p text:style-name="P17"><text:span text:style-name="T13">　　　　　Paizaスキルチェエック</text:span></text:p>
      <text:p text:style-name="P15"><text:span text:style-name="T13">　時間制限のあるコーディングの問題が多数あります。ランクがS,A,B,C,D,Eとあり</text:span></text:p>
      <text:p text:style-name="P15"><text:span text:style-name="T13">　Aランクを達成しました。</text:span></text:p>
      <text:p text:style-name="P18"><text:span text:style-name="T13">　　　</text:span></text:p>
      <text:p text:style-name="P18"><text:span text:style-name="T13">　　　　資格試験の勉強として基礎情報技術者の勉強をしており、2017年11月合格いたしました。</text:span></text:p>
      <text:p text:style-name="P18"><text:span text:style-name="T13">　　　　業務外に学んだプログラミングの知識は画像解析ソフトのマクロを作成するときなどに役立っています。</text:span></text:p>
      <text:p text:style-name="P19"/>
      <text:p text:style-name="P18"><text:span text:style-name="T13">&lt;学生時代の研究&gt;</text:span></text:p>
      <text:p text:style-name="P18"><text:span text:style-name="T13"><text:s text:c="6"/>ファイバーレーザーと呼ばれる光ファイバーをもちいてレーザーを増幅する装置の研究をしていました。レ</text:span></text:p>
      <text:p text:style-name="P18"><text:span text:style-name="T13">　　　ーザーや計測機器の制御にVEEという名称の</text:span><text:span text:style-name="T17">グラフィカルプログラミング環境を用いていました。</text:span></text:p>
      <text:p text:style-name="P20"/>
      <text:p text:style-name="P20"/>
      <text:p text:style-name="P11"><text:span text:style-name="T10"><text:s text:c="10"/></text:span></text:p>
      <text:p text:style-name="Closing"><text:span text:style-name="T15">以上</text:span></text:p>
      <text:p text:style-name="P2"/>
      <text:p text:style-name="P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MS Gothic1" svg:font-family="'MS Gothic'"/>
    <style:font-face style:name="Mangal1" svg:font-family="Mangal"/>
    <style:font-face style:name="Arial" svg:font-family="Arial" style:font-family-generic="roman" style:font-pitch="variable"/>
    <style:font-face style:name="Century" svg:font-family="Century" style:font-family-generic="roman" style:font-pitch="variable"/>
    <style:font-face style:name="MS Gothic" svg:font-family="'MS Gothic'" style:font-family-generic="roman" style:font-pitch="variable"/>
    <style:font-face style:name="MS Mincho" svg:font-family="'MS Mincho'" style:font-family-generic="roman" style:font-pitch="variable"/>
    <style:font-face style:name="MS PMincho" svg:font-family="'MS PMincho'" style:font-family-generic="roman" style:font-pitch="variable"/>
    <style:font-face style:name="Meiryo" svg:font-family="Meiryo" style:font-family-generic="roman" style:font-pitch="variable"/>
    <style:font-face style:name="Liberation Sans" svg:font-family="'Liberation Sans'" style:font-family-generic="swiss" style:font-pitch="variable"/>
    <style:font-face style:name="MS Gothic2" svg:font-family="'MS Gothic'" style:font-family-generic="system" style:font-pitch="variable"/>
    <style:font-face style:name="MS Mincho1" svg:font-family="'MS Mincho'" style:font-family-generic="system" style:font-pitch="variable"/>
    <style:font-face style:name="MS PGothic" svg:font-family="'MS PGothic'" style:font-family-generic="system" style:font-pitch="variable"/>
    <style:font-face style:name="MS PMincho1" svg:font-family="'MS PMincho'" style:font-family-generic="system" style:font-pitch="variable"/>
    <style:font-face style:name="Mangal" svg:font-family="Mangal" style:font-family-generic="system" style:font-pitch="variable"/>
    <style:font-face style:name="Meiryo1" svg:font-family="Meiryo"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fo:font-size="10.5pt" fo:language="en" fo:country="US" style:letter-kerning="false" style:font-name-asian="MS Mincho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Century" fo:font-size="10.5pt" fo:language="en" fo:country="US" style:letter-kerning="false" style:font-name-asian="MS Mincho1" style:font-size-asian="10pt" style:language-asian="ja" style:country-asian="JP"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vertical-align="baseline" style:writing-mode="lr-tb"/>
      <style:text-properties fo:font-size="10.5pt" style:letter-kerning="true" style:font-size-asian="10.5pt"/>
    </style:style>
    <style:style style:name="Heading" style:family="paragraph" style:parent-style-name="Standard" style:next-style-name="Text_20_body" style:default-outline-level="" style:class="text">
      <style:paragraph-properties fo:margin-top="0.423cm" fo:margin-bottom="0.212cm" loext:contextual-spacing="false" fo:text-align="justify" style:justify-single-word="false" fo:orphans="0" fo:widows="0" fo:keep-with-next="always" style:vertical-align="baseline" style:writing-mode="lr-tb"/>
      <style:text-properties style:font-name="Liberation Sans" fo:font-family="'Liberation Sans'" style:font-family-generic="swiss" style:font-pitch="variable" fo:font-size="14pt" style:letter-kerning="true"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0" fo:widows="0" style:vertical-align="baseline" style:writing-mode="lr-tb"/>
      <style:text-properties fo:font-size="8pt" style:letter-kerning="true" style:font-size-asian="8pt"/>
    </style:style>
    <style:style style:name="List" style:family="paragraph" style:parent-style-name="Text_20_body" style:default-outline-level="" style:class="list">
      <style:paragraph-properties fo:text-align="justify" style:justify-single-word="false" fo:orphans="0" fo:widows="0" style:vertical-align="baseline" style:writing-mode="lr-tb"/>
      <style:text-properties fo:font-size="10.5pt" style:letter-kerning="true"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fo:text-align="justify" style:justify-single-word="false" fo:orphans="0" fo:widows="0" text:number-lines="false" text:line-number="0" style:vertical-align="baseline" style:writing-mode="lr-tb"/>
      <style:text-properties fo:font-size="12pt" fo:font-style="italic" style:letter-kerning="true"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text-align="justify" style:justify-single-word="false" fo:orphans="0" fo:widows="0" text:number-lines="false" text:line-number="0" style:vertical-align="baseline" style:writing-mode="lr-tb"/>
      <style:text-properties fo:font-size="10.5pt" style:letter-kerning="true" style:font-size-asian="12pt" style:font-name-complex="Mangal1" style:font-family-complex="Mangal"/>
    </style:style>
    <style:style style:name="Closing" style:family="paragraph" style:parent-style-name="Standard" style:default-outline-level="">
      <style:paragraph-properties fo:text-align="end" style:justify-single-word="false" fo:orphans="0" fo:widows="0" style:vertical-align="baseline" style:writing-mode="lr-tb"/>
      <style:text-properties style:font-name="MS Gothic" fo:font-family="'MS Gothic'" style:font-family-generic="roman" style:font-pitch="variable" fo:font-size="9pt" style:letter-kerning="true" style:font-name-asian="MS Gothic2" style:font-family-asian="'MS Gothic'" style:font-family-generic-asian="system" style:font-pitch-asian="variable" style:font-size-asian="9pt" style:font-size-complex="9pt"/>
    </style:style>
    <style:style style:name="Footer" style:family="paragraph" style:parent-style-name="Standard" style:default-outline-level="" style:class="extra">
      <style:paragraph-properties fo:text-align="justify" style:justify-single-word="false" fo:orphans="0" fo:widows="0" style:vertical-align="baseline" style:writing-mode="lr-tb">
        <style:tab-stops>
          <style:tab-stop style:position="7.5cm" style:type="center"/>
          <style:tab-stop style:position="15cm" style:type="right"/>
        </style:tab-stops>
      </style:paragraph-properties>
      <style:text-properties fo:font-size="10.5pt" style:letter-kerning="true" style:font-size-asian="10.5pt"/>
    </style:style>
    <style:style style:name="HTML_20_Preformatted" style:display-name="HTML Preformatted" style:family="paragraph" style:parent-style-name="Standard" style:default-outline-level="">
      <style:paragraph-properties fo:text-align="start" style:justify-single-word="false" fo:orphans="2" fo:widows="2" style:vertical-align="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Gothic" fo:font-family="'MS Gothic'" style:font-family-generic="roman" style:font-pitch="variable" fo:font-size="12pt" style:letter-kerning="false" style:font-name-asian="MS Gothic2" style:font-family-asian="'MS Gothic'" style:font-family-generic-asian="system" style:font-pitch-asian="variable" style:font-size-asian="12pt" style:font-name-complex="MS Gothic2" style:font-family-complex="'MS Gothic'" style:font-family-generic-complex="system" style:font-pitch-complex="variable" style:font-size-complex="12pt"/>
    </style:style>
    <style:style style:name="Balloon_20_Text" style:display-name="Balloon Text" style:family="paragraph" style:parent-style-name="Standard" style:default-outline-level="">
      <style:paragraph-properties fo:text-align="justify" style:justify-single-word="false" fo:orphans="0" fo:widows="0" style:vertical-align="baseline" style:writing-mode="lr-tb"/>
      <style:text-properties style:font-name="Arial" fo:font-family="Arial" style:font-family-generic="roman" style:font-pitch="variable" fo:font-size="9pt" style:letter-kerning="true" style:font-name-asian="MS Gothic2" style:font-family-asian="'MS Gothic'" style:font-family-generic-asian="system" style:font-pitch-asian="variable" style:font-size-asian="9pt" style:font-size-complex="9pt"/>
    </style:style>
    <style:style style:name="Header" style:family="paragraph" style:parent-style-name="Standard" style:default-outline-level="" style:class="extra">
      <style:paragraph-properties fo:text-align="justify" style:justify-single-word="false" fo:orphans="0" fo:widows="0" style:vertical-align="baseline" style:writing-mode="lr-tb">
        <style:tab-stops>
          <style:tab-stop style:position="7.5cm" style:type="center"/>
          <style:tab-stop style:position="15cm" style:type="right"/>
        </style:tab-stops>
      </style:paragraph-properties>
      <style:text-properties fo:font-size="10.5pt" style:letter-kerning="true" style:font-size-asian="10.5pt"/>
    </style:style>
    <style:style style:name="annotation_20_text" style:display-name="annotation text" style:family="paragraph" style:parent-style-name="Standard" style:default-outline-level="">
      <style:paragraph-properties fo:text-align="start" style:justify-single-word="false" fo:orphans="0" fo:widows="0" style:vertical-align="auto" style:writing-mode="lr-tb"/>
      <style:text-properties fo:font-size="10.5pt" style:letter-kerning="true" style:font-size-asian="10.5pt" style:font-size-complex="12pt"/>
    </style:style>
    <style:style style:name="List_20_Paragraph" style:display-name="List Paragraph" style:family="paragraph" style:parent-style-name="Standard" style:default-outline-level="">
      <style:paragraph-properties fo:margin-left="1.693cm" fo:margin-right="0cm" fo:text-align="justify" style:justify-single-word="false" fo:orphans="0" fo:widows="0" fo:text-indent="0cm" style:auto-text-indent="false" style:vertical-align="baseline" style:writing-mode="lr-tb"/>
      <style:text-properties fo:font-size="10.5pt" style:letter-kerning="true" style:font-size-asian="10.5pt"/>
    </style:style>
    <style:style style:name="Default_20_Paragraph_20_Font" style:display-name="Default Paragraph Font" style:family="text">
      <style:text-properties fo:font-size="10.5pt" style:letter-kerning="true" style:font-size-asian="10.5pt"/>
    </style:style>
    <style:style style:name="フッター_20__28_文字_29_" style:display-name="フッター (文字)" style:family="text">
      <style:text-properties fo:font-size="10.5pt" style:letter-kerning="true" style:font-size-asian="10.5pt"/>
    </style:style>
    <style:style style:name="annotation_20_reference" style:display-name="annotation reference" style:family="text">
      <style:text-properties fo:font-size="9pt" style:letter-kerning="true" style:font-size-asian="9pt" style:font-size-complex="9pt"/>
    </style:style>
    <style:style style:name="コメント文字列_20__28_文字_29_" style:display-name="コメント文字列 (文字)" style:family="text">
      <style:text-properties fo:font-size="10.5pt" style:letter-kerning="true" style:font-size-asian="10.5pt" style:font-size-complex="12pt"/>
    </style:style>
    <style:style style:name="ListLabel_20_1" style:display-name="ListLabel 1" style:family="text">
      <style:text-properties style:font-name="MS PMincho" fo:font-family="'MS PMincho'" style:font-family-generic="roman" style:font-pitch="variable" fo:font-size="10pt" fo:font-weight="bold" style:letter-kerning="true" style:font-name-asian="MS Gothic2" style:font-family-asian="'MS Gothic'" style:font-family-generic-asian="system" style:font-pitch-asian="variable" style:font-size-asian="10.5pt" style:font-name-complex="MS Gothic2" style:font-family-complex="'MS Gothic'"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space" fo:text-indent="-0.318cm" fo:margin-left="0.318cm"/>
        </style:list-level-properties>
        <style:text-properties style:font-name="MS Gothic1"/>
      </text:list-level-style-bullet>
      <text:list-level-style-bullet text:level="2"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MS Mincho" fo:font-size="9pt" style:font-size-asian="9pt" style:font-size-complex="9pt"/>
    </style:style>
    <style:style style:name="MT2" style:family="text">
      <style:text-properties style:font-name="MS Mincho" fo:font-size="9pt" style:font-size-asian="9pt" style:font-name-complex="MS Mincho1" style:font-size-complex="9pt"/>
    </style:style>
    <style:page-layout style:name="Mpm1">
      <style:page-layout-properties fo:page-width="21.001cm" fo:page-height="29.7cm" style:num-format="1" style:print-orientation="portrait" fo:margin-top="1.501cm" fo:margin-bottom="1.75cm" fo:margin-left="2cm" fo:margin-right="1.6cm" style:writing-mode="lr-tb" style:layout-grid-color="#c0c0c0" style:layout-grid-lines="49" style:layout-grid-base-height="0.545cm" style:layout-grid-ruby-height="0cm" style:layout-grid-mode="both" style:layout-grid-ruby-below="false" style:layout-grid-print="false" style:layout-grid-display="false" style:layout-grid-base-width="0.347cm" style:layout-grid-snap-to="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text:page-number text:select-page="current">2</text:page-number></text:span><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稲田蒼生</meta:initial-creator>
    <meta:editing-cycles>4</meta:editing-cycles>
    <meta:creation-date>2017-11-21T15:15:49.799718800</meta:creation-date>
    <dc:date>2018-04-24T04:56:23.875000000</dc:date>
    <meta:generator>LibreOffice/6.0.0.3$Windows_X86_64 LibreOffice_project/64a0f66915f38c6217de274f0aa8e15618924765</meta:generator>
    <meta:editing-duration>PT7M19S</meta:editing-duration>
    <meta:document-statistic meta:table-count="1" meta:image-count="0" meta:object-count="0" meta:page-count="2" meta:paragraph-count="57" meta:word-count="1360" meta:character-count="1714" meta:non-whitespace-character-count="1497"/>
    <meta:user-defined meta:name="AppVersion">00.0001</meta:user-defined>
    <meta:user-defined meta:name="DocSecurity" meta:value-type="float">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dotm" xlink:href=""/>
  </office:meta>
</office:document-meta>
</file>